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Liberation Serif" svg:font-family="'Liberation Serif'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a</text:p>
      <text:p text:style-name="Standard"/>
      <text:section text:style-name="Sect1" text:name="Section1">
        <text:p text:style-name="Standard">Mira,</text:p>
        <text:p text:style-name="Standard">como iluminas</text:p>
        <text:p text:style-name="Standard">mi alma es luna llena</text:p>
        <text:p text:style-name="Standard">en la obscuridad.</text:p>
        <text:p text:style-name="Standard"/>
        <text:p text:style-name="Standard">Llévame</text:p>
        <text:p text:style-name="Standard">a donde quieras</text:p>
        <text:p text:style-name="Standard">ahora mi alma es plena</text:p>
        <text:p text:style-name="Standard">me has unido más (a tí)</text:p>
        <text:p text:style-name="Standard"/>
        <text:p text:style-name="Standard">Esto que te doy</text:p>
        <text:p text:style-name="Standard">es mi corazón</text:p>
        <text:p text:style-name="Standard">ven a darle vida.</text:p>
        <text:p text:style-name="Standard"/>
        <text:p text:style-name="Standard">Mi amor es...</text:p>
        <text:p text:style-name="Standard"/>
        <text:p text:style-name="Standard">Libre,</text:p>
        <text:p text:style-name="Standard">tanto como el aire,</text:p>
        <text:p text:style-name="Standard">libre para amarte</text:p>
        <text:p text:style-name="Standard">la eternidad (completa)</text:p>
        <text:p text:style-name="Standard"/>
        <text:p text:style-name="Standard">Nunca</text:p>
        <text:p text:style-name="Standard">voy a estar solo</text:p>
        <text:p text:style-name="Standard">ya que te conectas</text:p>
        <text:p text:style-name="Standard">a mi corazón.</text:p>
        <text:p text:style-name="Standard"/>
        <text:p text:style-name="Standard">Ven a ver en mí</text:p>
        <text:p text:style-name="Standard">todo lo que hay</text:p>
        <text:p text:style-name="Standard">ahora quiero entrar...</text:p>
        <text:p text:style-name="Standard"/>
        <text:p text:style-name="Standard">Ama,</text:p>
        <text:p text:style-name="Standard">hazlo sin fronteras</text:p>
        <text:p text:style-name="Standard">no lo hagas a medias</text:p>
        <text:p text:style-name="Standard">hay que arriesgar</text:p>
        <text:p text:style-name="Standard"/>
        <text:p text:style-name="Standard">El amor</text:p>
        <text:p text:style-name="Standard">es infinito</text:p>
        <text:p text:style-name="Standard">no se condiciona,</text:p>
        <text:p text:style-name="Standard">no se romperá</text:p>
        <text:p text:style-name="Standard"/>
        <text:p text:style-name="Standard">Esto es lo que soy</text:p>
        <text:p text:style-name="Standard">y es lo que te doy.</text:p>
        <text:p text:style-name="Standard">Voy a respirar...</text:p>
        <text:p text:style-name="Standard"/>
        <text:p text:style-name="Standard">Llevo en</text:p>
        <text:p text:style-name="Standard">boca una rosa</text:p>
        <text:p text:style-name="Standard">si esto te provoca</text:p>
        <text:p text:style-name="Standard">algo de calor.</text:p>
        <text:p text:style-name="Standard"/>
        <text:p text:style-name="Standard">Tuyo,</text:p>
        <text:p text:style-name="Standard">hasta que algún día</text:p>
        <text:p text:style-name="Standard">quiera estar solo,</text:p>
        <text:p text:style-name="Standard">quiera terminar.</text:p>
        <text:p text:style-name="Standard"/>
        <text:p text:style-name="Standard">No será el final</text:p>
        <text:p text:style-name="Standard">algo quedará</text:p>
        <text:p text:style-name="Standard">y recordarás..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Liberation Serif" svg:font-family="'Liberation Serif'"/>
    <style:font-face style:name="DejaVu Sans Mono" svg:font-family="'DejaVu Sans Mono'" style:font-family-generic="modern" style:font-pitch="fixed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" fo:font-size="10pt" style:font-name-asian="DejaVu Sans Mono" style:font-size-asian="10pt" style:font-name-complex="DejaVu Sans Mono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Renich Bon Ciric</dc:creator>
    <dc:date>2008-06-25T20:50:09</dc:date>
    <meta:editing-cycles>1</meta:editing-cycles>
    <meta:editing-duration>PT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6" meta:word-count="142" meta:character-count="669"/>
  </office:meta>
</office:document-meta>
</file>